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modern" style:font-pitch="fixed"/>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5c1ef" officeooo:paragraph-rsid="0015c1ef"/>
    </style:style>
    <style:style style:name="P2" style:family="paragraph" style:parent-style-name="Standard">
      <style:text-properties officeooo:rsid="00174080" officeooo:paragraph-rsid="00174080"/>
    </style:style>
    <style:style style:name="T1" style:family="text">
      <style:text-properties officeooo:rsid="00174080"/>
    </style:style>
    <style:style style:name="fr1" style:family="graphic" style:parent-style-name="Formula">
      <style:graphic-properties style:vertical-pos="from-top"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ysics Prelab #5: Magnetic Fields and the Magnetic Dipole</text:p>
      <text:p text:style-name="P1">Charlie Coleman</text:p>
      <text:p text:style-name="P1">2016 September 28</text:p>
      <text:p text:style-name="P1"/>
      <text:p text:style-name="P1">Objective: The objective for this lab is to plot the magnetic field against 1/r^3 and then to plot the frequency squared versus the magnetic field.</text:p>
      <text:p text:style-name="P1"/>
      <text:p text:style-name="P1">Theory: The magnetic field created by a ring magnet is similar to the field produced by a dipole. The equation for the magnetic field produced by the ring magnet at a point on a line intersecting the magnet is given by <draw:frame draw:style-name="fr1" draw:name="Object1" text:anchor-type="as-char" svg:y="-0.2055in" svg:width="2.0492in" svg:height="0.6134in" draw:z-index="0"><draw:object xlink:href="./Object 1" xlink:type="simple" xlink:show="embed" xlink:actuate="onLoad"/><draw:image xlink:href="./ObjectReplacements/Object 1" xlink:type="simple" xlink:show="embed" xlink:actuate="onLoad"/></draw:frame>. The torque on a dipole in a magnetic field is given by the equation <draw:frame draw:style-name="fr1" draw:name="Object2" text:anchor-type="as-char" svg:y="-0.1543in" svg:width="1.1909in" svg:height="0.2173in" draw:z-index="1"><draw:object xlink:href="./Object 2" xlink:type="simple" xlink:show="embed" xlink:actuate="onLoad"/><draw:image xlink:href="./ObjectReplacements/Object 2" xlink:type="simple" xlink:show="embed" xlink:actuate="onLoad"/></draw:frame>, where I is the moment of inertia, Be is the external field, and alpha is the angular acceleration. For small angles of deflection, we can get the function <draw:frame draw:style-name="fr1" draw:name="Object3" text:anchor-type="as-char" svg:y="-0.2366in" svg:width="1.898in" svg:height="0.4181in" draw:z-index="2"><draw:object xlink:href="./Object 3" xlink:type="simple" xlink:show="embed" xlink:actuate="onLoad"/><draw:image xlink:href="./ObjectReplacements/Object 3" xlink:type="simple" xlink:show="embed" xlink:actuate="onLoad"/></draw:frame>. The solution to this differential equation is <draw:frame draw:style-name="fr1" draw:name="Object4" text:anchor-type="as-char" svg:y="-0.1417in" svg:width="1.3071in" svg:height="0.1917in" draw:z-index="3"><draw:object xlink:href="./Object 4" xlink:type="simple" xlink:show="embed" xlink:actuate="onLoad"/><draw:image xlink:href="./ObjectReplacements/Object 4" xlink:type="simple" xlink:show="embed" xlink:actuate="onLoad"/></draw:frame>. We can replace omega with <draw:frame draw:style-name="fr1" draw:name="Object5" text:anchor-type="as-char" svg:y="-0.2957in" svg:width="0.8953in" svg:height="0.4492in" draw:z-index="4"><draw:object xlink:href="./Object 5" xlink:type="simple" xlink:show="embed" xlink:actuate="onLoad"/><draw:image xlink:href="./ObjectReplacements/Object 5" xlink:type="simple" xlink:show="embed" xlink:actuate="onLoad"/></draw:frame>. <text:span text:style-name="T1">We can find the moment of inertia for a ring to be </text:span><text:span text:style-name="T1"><draw:frame draw:style-name="fr1" draw:name="Object6" text:anchor-type="as-char" svg:y="-0.2484in" svg:width="1.061in" svg:height="0.4016in" draw:z-index="5"><draw:object xlink:href="./Object 6" xlink:type="simple" xlink:show="embed" xlink:actuate="onLoad"/><draw:image xlink:href="./ObjectReplacements/Object 6" xlink:type="simple" xlink:show="embed" xlink:actuate="onLoad"/></draw:frame></text:span><text:span text:style-name="T1">.The field at the center of a coil can be found to be </text:span><text:span text:style-name="T1"><draw:frame draw:style-name="fr1" draw:name="Object7" text:anchor-type="as-char" svg:y="-0.2764in" svg:width="1.1161in" svg:height="0.4575in" draw:z-index="6"><draw:object xlink:href="./Object 7" xlink:type="simple" xlink:show="embed" xlink:actuate="onLoad"/><draw:image xlink:href="./ObjectReplacements/Object 7" xlink:type="simple" xlink:show="embed" xlink:actuate="onLoad"/></draw:frame></text:span><text:span text:style-name="T1">.</text:span></text:p>
      <text:p text:style-name="P1"/>
      <text:p text:style-name="P2">Procedure:</text:p>
      <text:p text:style-name="P2">1. Show calculations</text:p>
      <text:p text:style-name="P2">2. Run datastudio program dipole2.ds, set sensor to axial field measurement and scale to 10x. Hit tare when the sensor is far from any magnetic fields.</text:p>
      <text:p text:style-name="P2">3. Measure the magnetic field as a function of distance along the z axis. Plot Bx v 1/(R^2 + z^2)^3/2 and get slope.</text:p>
      <text:p text:style-name="P2">4. Weigh magnet and calculate moment of inertia.</text:p>
      <text:p text:style-name="P2">5. Hang the magnet directly in the middle of the two hemholtz coil. Use 20A hole in ammeter. Set current to 0.05A. Displace the coil so the angle wiggles no more than 15 degrees. Time 50 oscillations. Repeat for 0.1A-0.5A with 0.05A difference.</text:p>
      <text:p text:style-name="P2">6. Calculate frequenc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rier New" svg:font-family="'Courier New'" style:font-family-generic="modern" style:font-pitch="fixed"/>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ourier New"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ourier New"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ourier New" fo:font-family="'Courier New'" style:font-family-generic="modern" style:font-pitch="fixed"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urier New" fo:font-family="'Courier New'" style:font-family-generic="modern" style:font-pitch="fixed"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Courier New" fo:font-family="'Courier New'" style:font-family-generic="modern" style:font-pitch="fixed"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urier New" fo:font-family="'Courier New'" style:font-family-generic="modern" style:font-pitch="fixed" style:font-size-asian="12pt" style:font-name-complex="Lucida Sans1" style:font-family-complex="'Lucida 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8T14:22:49.264000000</meta:creation-date>
    <dc:date>2016-09-28T14:51:35.191000000</dc:date>
    <meta:editing-duration>PT12M25S</meta:editing-duration>
    <meta:editing-cycles>1</meta:editing-cycles>
    <meta:document-statistic meta:table-count="0" meta:image-count="0" meta:object-count="7" meta:page-count="1" meta:paragraph-count="12" meta:word-count="272" meta:character-count="1479" meta:non-whitespace-character-count="1219"/>
    <meta:generator>LibreOffice/5.0.4.2$Windows_x86 LibreOffice_project/2b9802c1994aa0b7dc6079e128979269cf95bc78</meta:generator>
  </office:meta>
</office:document-meta>
</file>

<file path=Object 1/content.xml><?xml version="1.0" encoding="utf-8"?>
<math xmlns="http://www.w3.org/1998/Math/MathML" display="block">
  <semantics>
    <mrow>
      <msub>
        <mi>B</mi>
        <mi>z</mi>
      </msub>
      <mrow>
        <mrow>
          <mo fence="true" stretchy="false">(</mo>
          <mrow>
            <mi>z</mi>
          </mrow>
          <mo fence="true" stretchy="false">)</mo>
        </mrow>
        <mo stretchy="false">=</mo>
        <mfrac>
          <msub>
            <mi mathvariant="normal">μ</mi>
            <mn>0</mn>
          </msub>
          <mrow>
            <mn>2</mn>
            <mi mathvariant="normal">π</mi>
          </mrow>
        </mfrac>
      </mrow>
      <mfrac>
        <mi mathvariant="normal">μ</mi>
        <msup>
          <mrow>
            <mo fence="true" stretchy="false">(</mo>
            <mrow>
              <mrow>
                <msup>
                  <mrow>
                    <mo fence="true" stretchy="false">(</mo>
                    <mrow>
                      <mfrac>
                        <mrow>
                          <msub>
                            <mi>R</mi>
                            <mn>1</mn>
                          </msub>
                          <mo stretchy="false">+</mo>
                          <msub>
                            <mi>R</mi>
                            <mn>2</mn>
                          </msub>
                        </mrow>
                        <mn>2</mn>
                      </mfrac>
                    </mrow>
                    <mo fence="true" stretchy="false">)</mo>
                  </mrow>
                  <mn>2</mn>
                </msup>
                <mo stretchy="false">+</mo>
                <msup>
                  <mi>z</mi>
                  <mn>2</mn>
                </msup>
              </mrow>
            </mrow>
            <mo fence="true" stretchy="false">)</mo>
          </mrow>
          <mfrac>
            <mn>3</mn>
            <mn>2</mn>
          </mfrac>
        </msup>
      </mfrac>
    </mrow>
    <annotation encoding="StarMath 5.0">B_z( z ) = %mu_0 over { 2%pi } %mu over { (({R_1 + R_2} over 2)^2 + z^2)^{3 over 2} }</annotation>
  </semantics>
</math>
</file>

<file path=Object 2/content.xml><?xml version="1.0" encoding="utf-8"?>
<math xmlns="http://www.w3.org/1998/Math/MathML" display="block">
  <semantics>
    <mrow>
      <mrow>
        <mover accent="true">
          <mi mathvariant="normal">τ</mi>
          <mo stretchy="false">⃗</mo>
        </mover>
        <mo stretchy="false">=</mo>
        <mrow>
          <mover accent="true">
            <mi mathvariant="normal">μ</mi>
            <mo stretchy="false">⃗</mo>
          </mover>
          <mo stretchy="false">×</mo>
          <mover accent="true">
            <msub>
              <mi>B</mi>
              <mi>e</mi>
            </msub>
            <mo stretchy="false">⃗</mo>
          </mover>
        </mrow>
        <mo stretchy="false">=</mo>
        <mrow>
          <mo stretchy="false">−</mo>
          <mi>I</mi>
        </mrow>
      </mrow>
      <mi mathvariant="normal">α</mi>
    </mrow>
    <annotation encoding="StarMath 5.0">vec %tau = vec %mu times vec B_e = -I%alpha</annotation>
  </semantics>
</math>
</file>

<file path=Object 3/content.xml><?xml version="1.0" encoding="utf-8"?>
<math xmlns="http://www.w3.org/1998/Math/MathML" display="block">
  <semantics>
    <mrow>
      <mi mathvariant="normal">μ</mi>
      <mi>B</mi>
      <mi>sin</mi>
      <mrow>
        <mi mathvariant="normal">θ</mi>
        <mo stretchy="false">≈</mo>
        <mi mathvariant="normal">μ</mi>
      </mrow>
      <msub>
        <mi>B</mi>
        <mi>e</mi>
      </msub>
      <mrow>
        <mi mathvariant="normal">θ</mi>
        <mo stretchy="false">=</mo>
        <mrow>
          <mo stretchy="false">−</mo>
          <mi>I</mi>
        </mrow>
      </mrow>
      <mfrac>
        <mrow>
          <msup>
            <mi mathvariant="normal">∂</mi>
            <mn>2</mn>
          </msup>
          <mi mathvariant="normal">θ</mi>
        </mrow>
        <mrow>
          <mi mathvariant="normal">∂</mi>
          <msup>
            <mi>t</mi>
            <mn>2</mn>
          </msup>
        </mrow>
      </mfrac>
    </mrow>
    <annotation encoding="StarMath 5.0">%mu B sin%theta  approx %mu B_e %theta = -I { %Ux2202 ^2 %theta} over {%Ux2202 t^2}</annotation>
  </semantics>
</math>
</file>

<file path=Object 4/content.xml><?xml version="1.0" encoding="utf-8"?>
<math xmlns="http://www.w3.org/1998/Math/MathML" display="block">
  <semantics>
    <mrow>
      <mrow>
        <mi mathvariant="normal">θ</mi>
        <mo stretchy="false">=</mo>
        <mi>A</mi>
      </mrow>
      <mi>sin</mi>
      <mrow>
        <mo fence="true" stretchy="false">(</mo>
        <mrow>
          <mrow>
            <mi mathvariant="normal">ω</mi>
            <mrow>
              <mi>t</mi>
              <mo stretchy="false">+</mo>
              <mi mathvariant="normal">δ</mi>
            </mrow>
          </mrow>
        </mrow>
        <mo fence="true" stretchy="false">)</mo>
      </mrow>
    </mrow>
    <annotation encoding="StarMath 5.0">%theta = A sin( %omega t + %delta )</annotation>
  </semantics>
</math>
</file>

<file path=Object 5/content.xml><?xml version="1.0" encoding="utf-8"?>
<math xmlns="http://www.w3.org/1998/Math/MathML" display="block">
  <semantics>
    <mrow>
      <mi mathvariant="normal">ω</mi>
      <mo stretchy="false">=</mo>
      <msqrt>
        <mrow>
          <mo fence="true" stretchy="false">(</mo>
          <mrow>
            <mfrac>
              <mrow>
                <mi mathvariant="normal">μ</mi>
                <msub>
                  <mi>B</mi>
                  <mi>e</mi>
                </msub>
              </mrow>
              <mi>I</mi>
            </mfrac>
          </mrow>
          <mo fence="true" stretchy="false">)</mo>
        </mrow>
      </msqrt>
    </mrow>
    <annotation encoding="StarMath 5.0">%omega = sqrt({%mu B_e} over I )</annotation>
  </semantics>
</math>
</file>

<file path=Object 6/content.xml><?xml version="1.0" encoding="utf-8"?>
<math xmlns="http://www.w3.org/1998/Math/MathML" display="block">
  <semantics>
    <mrow>
      <mrow>
        <mi>I</mi>
        <mo stretchy="false">=</mo>
        <mfrac>
          <mi>m</mi>
          <mn>4</mn>
        </mfrac>
      </mrow>
      <mrow>
        <mo fence="true" stretchy="false">(</mo>
        <mrow>
          <mrow>
            <msubsup>
              <mi>R</mi>
              <mn>1</mn>
              <mn>2</mn>
            </msubsup>
            <mo stretchy="false">+</mo>
            <msubsup>
              <mi>R</mi>
              <mn>2</mn>
              <mn>2</mn>
            </msubsup>
          </mrow>
        </mrow>
        <mo fence="true" stretchy="false">)</mo>
      </mrow>
    </mrow>
    <annotation encoding="StarMath 5.0">I = m over 4 ( R_1^2 + R_2^2 )</annotation>
  </semantics>
</math>
</file>

<file path=Object 7/content.xml><?xml version="1.0" encoding="utf-8"?>
<math xmlns="http://www.w3.org/1998/Math/MathML" display="block">
  <semantics>
    <mrow>
      <mrow>
        <msub>
          <mi>B</mi>
          <mi>e</mi>
        </msub>
        <mo stretchy="false">=</mo>
        <mfrac>
          <mrow>
            <mi mathvariant="normal">μ</mi>
            <mi>i</mi>
            <mi>N</mi>
          </mrow>
          <msup>
            <mi>R</mi>
            <mn>3</mn>
          </msup>
        </mfrac>
      </mrow>
      <msup>
        <mrow>
          <mo fence="true" stretchy="false">(</mo>
          <mrow>
            <mfrac>
              <mn>4</mn>
              <mn>5</mn>
            </mfrac>
          </mrow>
          <mo fence="true" stretchy="false">)</mo>
        </mrow>
        <mfrac>
          <mn>3</mn>
          <mn>2</mn>
        </mfrac>
      </msup>
    </mrow>
    <annotation encoding="StarMath 5.0">B_e = { %mu i N } over R^3 ( 4 over 5 )^{3 over 2}</annotation>
  </semantics>
</math>
</file>